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a729" officeooo:paragraph-rsid="0000a729"/>
    </style:style>
    <style:style style:name="P2" style:family="paragraph" style:parent-style-name="Standard">
      <style:text-properties officeooo:rsid="00012148" officeooo:paragraph-rsid="00012148"/>
    </style:style>
    <style:style style:name="P3" style:family="paragraph" style:parent-style-name="Standard">
      <style:text-properties officeooo:rsid="0003b99f" officeooo:paragraph-rsid="0003b99f"/>
    </style:style>
    <style:style style:name="T1" style:family="text">
      <style:text-properties officeooo:rsid="000292f8"/>
    </style:style>
    <style:style style:name="T2" style:family="text">
      <style:text-properties officeooo:rsid="0003cd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5.1 Sprawdzić stabilność: czy energia zostaje zachowana, więc zrobić wykresy zależności energii od tau I znaleźć dla którego tau energia już nie zostaje zachowana – <text:span text:style-name="T2">robimy mapę tau przez zależność średniej energii(hamiltonianu) od tau po termalizacji</text:span></text:p>
      <text:p text:style-name="P1"/>
      <text:p text:style-name="P1">5.2 Dla różnych a szukamy minimum V, czyli dla jednej symulacji będzie 1 punkt</text:p>
      <text:p text:style-name="P1"/>
      <text:p text:style-name="P2">5.3 Zrobić symulacje dla różnych T0 I sprawdzić zależność energii średniej od T średniego czyli 1 punkt dla symulacji <text:span text:style-name="T1">(?)</text:span></text:p>
      <text:p text:style-name="P2"/>
      <text:p text:style-name="P2">5.4 Narysować wykres zależności średnie E od średniego T I sprawdzić czy leży na krzywej dla gazu doskonałego</text:p>
      <text:p text:style-name="P2"/>
      <text:p text:style-name="P2"/>
      <text:p text:style-name="P3">Do ANIMACJI: zczytujemy 2 pliki: 1 z położeniami, 2-gi z T,V,H,p , przerobić na czytanie takiego input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nika </meta:initial-creator>
    <meta:creation-date>2016-11-02T16:46:11.516238914</meta:creation-date>
    <dc:date>2016-11-02T17:34:53.242479130</dc:date>
    <dc:creator>Monika </dc:creator>
    <meta:editing-duration>PT46M51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1" meta:paragraph-count="5" meta:word-count="104" meta:character-count="661" meta:non-whitespace-character-count="561"/>
  </office:meta>
</office:document-meta>
</file>